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cc" draw:textarea-horizontal-align="justify" draw:textarea-vertical-align="middle" draw:auto-grow-height="false" fo:min-height="1.556cm" fo:min-width="1.906cm"/>
    </style:style>
    <style:style style:name="gr2" style:family="graphic" style:parent-style-name="standard">
      <style:graphic-properties svg:stroke-color="#000000" draw:fill-color="#ffffcc" draw:textarea-horizontal-align="justify" draw:textarea-vertical-align="middle" draw:auto-grow-height="false" fo:min-height="1.556cm" fo:min-width="3.306cm"/>
    </style:style>
    <style:style style:name="gr3" style:family="graphic" style:parent-style-name="standard">
      <style:graphic-properties svg:stroke-color="#000000" draw:fill-color="#ffffcc" draw:textarea-horizontal-align="justify" draw:textarea-vertical-align="middle" draw:auto-grow-height="false" fo:min-height="1.646cm" fo:min-width="7.896cm"/>
    </style:style>
    <style:style style:name="gr4" style:family="graphic" style:parent-style-name="standard">
      <style:graphic-properties svg:stroke-color="#000000" draw:fill-color="#ffffcc" draw:textarea-horizontal-align="justify" draw:textarea-vertical-align="middle" draw:auto-grow-height="false" fo:min-height="1.194cm" fo:min-width="5.644cm"/>
    </style:style>
    <style:style style:name="gr5" style:family="graphic" style:parent-style-name="standard">
      <style:graphic-properties svg:stroke-color="#000000" draw:fill-color="#ffffcc" draw:textarea-horizontal-align="justify" draw:textarea-vertical-align="middle" draw:auto-grow-height="false" fo:min-height="0.654cm" fo:min-width="2.404cm"/>
    </style:style>
    <style:style style:name="gr6" style:family="graphic" style:parent-style-name="standard">
      <style:graphic-properties svg:stroke-color="#000000" draw:fill-color="#ffffcc" draw:textarea-horizontal-align="justify" draw:textarea-vertical-align="middle" draw:auto-grow-height="false" fo:min-height="0.654cm" fo:min-width="6.404cm"/>
    </style:style>
    <style:style style:name="gr7" style:family="graphic" style:parent-style-name="standard">
      <style:graphic-properties svg:stroke-color="#000000" draw:fill-color="#ffffcc" draw:textarea-horizontal-align="justify" draw:textarea-vertical-align="middle" draw:auto-grow-height="false" fo:min-height="1.751cm" fo:min-width="1.934cm"/>
    </style:style>
    <style:style style:name="gr8" style:family="graphic" style:parent-style-name="standard">
      <style:graphic-properties svg:stroke-color="#000000" draw:fill-color="#ffffcc" draw:textarea-horizontal-align="justify" draw:textarea-vertical-align="middle" draw:auto-grow-height="false" fo:min-height="2.346cm" fo:min-width="3.224cm" fo:wrap-option="no-wrap"/>
    </style:style>
    <style:style style:name="gr9" style:family="graphic" style:parent-style-name="standard">
      <style:graphic-properties svg:stroke-color="#000000" draw:fill-color="#ffffcc" draw:textarea-horizontal-align="justify" draw:textarea-vertical-align="middle" draw:auto-grow-height="false" fo:min-height="0.654cm" fo:min-width="2.704cm"/>
    </style:style>
    <style:style style:name="gr10" style:family="graphic" style:parent-style-name="objectwithoutfill">
      <style:graphic-properties svg:stroke-color="#000000" draw:marker-end="Arrow" draw:marker-end-width="0.3cm" draw:fill="none" draw:fill-color="#ffffcc"/>
    </style:style>
    <style:style style:name="P1" style:family="paragraph">
      <style:paragraph-properties fo:text-align="center"/>
    </style:style>
    <style:style style:name="P2" style:family="paragraph">
      <loext:graphic-properties draw:fill-color="#ffffcc"/>
      <style:paragraph-properties fo:text-align="center"/>
      <style:text-properties fo:font-size="14pt" style:font-size-asian="14pt" style:font-size-complex="14pt"/>
    </style:style>
    <style:style style:name="P3" style:family="paragraph">
      <loext:graphic-properties draw:fill-color="#ffffcc"/>
      <style:paragraph-properties fo:text-align="center"/>
    </style:style>
    <style:style style:name="P4" style:family="paragraph">
      <style:paragraph-properties fo:text-align="end"/>
    </style:style>
    <style:style style:name="P5" style:family="paragraph">
      <loext:graphic-properties draw:fill="none" draw:fill-color="#ffffcc"/>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cm" svg:height="2cm" svg:x="3.4cm" svg:y="7cm">
          <text:p text:style-name="P1"><text:span text:style-name="T1">LD Secure</text:span></text:p>
          <text:p text:style-name="P1"><text:span text:style-name="T1">Gatew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0" draw:id="id10" draw:layer="layout" svg:width="4cm" svg:height="2cm" svg:x="12cm" svg:y="7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4" draw:id="id14" draw:layer="layout" svg:width="4cm" svg:height="2cm" svg:x="20cm" svg:y="17.5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13" draw:id="id13" draw:layer="layout" svg:width="8.6cm" svg:height="2.1cm" svg:x="15.4cm" svg:y="15.3cm">
          <text:p text:style-name="P1"/>
          <text:p text:style-name="P4"><text:line-break/>HDF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6.3cm" svg:height="1.6cm" svg:x="14.9cm" svg:y="14.7cm">
          <text:p text:style-name="P1">HB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7" draw:id="id7" draw:layer="layout" svg:width="3cm" svg:height="1cm" svg:x="21cm" svg:y="10cm">
          <text:p text:style-name="P1"><text:span text:style-name="T1">Craw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5" draw:id="id5" draw:layer="layout" svg:width="7cm" svg:height="1cm" svg:x="19cm" svg:y="7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8" draw:id="id8" draw:layer="layout" svg:width="4cm" svg:height="2cm" svg:x="18.9cm" svg:y="13cm">
          <text:p text:style-name="P1"><text:span text:style-name="T1">Capture DB</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3" xml:id="id9" draw:id="id9" draw:layer="layout" svg:width="4cm" svg:height="2cm" svg:x="15.2cm" svg:y="13cm">
          <text:p text:style-name="P1"><text:span text:style-name="T1">Frontier</text:span><text:span text:style-name="T1"><text:line-break/></text:span><text:span text:style-name="T1">Queu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3" draw:layer="layout" svg:width="5.7cm" svg:height="4cm" svg:x="19.8cm" svg:y="1.8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6" draw:id="id6" draw:layer="layout" svg:width="4cm" svg:height="2cm" svg:x="22.3cm" svg:y="14.2cm">
          <text:p text:style-name="P1"><text:span text:style-name="T1">WARC</text:span></text:p>
          <text:p text:style-name="P1"><text:span text:style-name="T1">fil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4" draw:text-style-name="P3" xml:id="id1" draw:id="id1" draw:layer="layout" svg:width="6.3cm" svg:height="1.6cm" svg:x="14.9cm" svg:y="16.4cm">
          <text:p text:style-name="P1">Map-Reduce<text:line-break/>&amp; 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5" draw:id="id15" draw:layer="layout" svg:width="3cm" svg:height="1cm" svg:x="12.2cm" svg:y="8.5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1" draw:id="id11" draw:layer="layout" svg:width="3cm" svg:height="1cm" svg:x="17cm" svg:y="9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2" draw:id="id2" draw:layer="layout" svg:width="3.3cm" svg:height="1cm" svg:x="9cm" svg:y="16.7cm">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4" draw:id="id4" draw:layer="layout" svg:width="4cm" svg:height="2cm" svg:x="11.712cm" svg:y="11.016cm">
          <text:p text:style-name="P1"><text:span text:style-name="T1">Solr</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3" xml:id="id3" draw:id="id3" draw:layer="layout" svg:width="4cm" svg:height="2cm" svg:x="7cm" svg:y="11cm">
          <text:p text:style-name="P1"><text:span text:style-name="T1">Reports &amp;</text:span><text:span text:style-name="T1"><text:line-break/></text:span><text:span text:style-name="T1">Analytic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0" draw:text-style-name="P5" draw:layer="layout" svg:x1="14.9cm" svg:y1="17.2cm" svg:x2="12.3cm" svg:y2="17.2cm" draw:start-shape="id1" draw:start-glue-point="3" draw:end-shape="id2" draw:end-glue-point="1" svg:d="M14900 17200h-2600" svg:viewBox="0 0 2601 1">
          <text:p/>
        </draw:connector>
        <draw:connector draw:style-name="gr10" draw:text-style-name="P5" draw:layer="layout" svg:x1="10.65cm" svg:y1="16.7cm" svg:x2="9cm" svg:y2="13cm" draw:start-shape="id2" draw:start-glue-point="0" draw:end-shape="id3" svg:d="M10650 16700v-1849h-1650v-1851" svg:viewBox="0 0 1651 3701">
          <text:p/>
        </draw:connector>
        <draw:connector draw:style-name="gr10" draw:text-style-name="P5" draw:layer="layout" svg:x1="14.9cm" svg:y1="17.2cm" svg:x2="13.712cm" svg:y2="13.016cm" draw:start-shape="id1" draw:start-glue-point="3" draw:end-shape="id4" svg:d="M14900 17200h-1188v-4184" svg:viewBox="0 0 1189 4185">
          <text:p/>
        </draw:connector>
        <draw:connector draw:style-name="gr10" draw:text-style-name="P5" draw:layer="layout" draw:line-skew="0.198cm" svg:x1="26cm" svg:y1="7.5cm" svg:x2="25.893cm" svg:y2="15.2cm" draw:start-shape="id5" draw:start-glue-point="1" draw:end-shape="id6" draw:end-glue-point="9" svg:d="M26000 7500h1000v7700h-1107" svg:viewBox="0 0 1108 7701">
          <text:p/>
        </draw:connector>
        <draw:connector draw:style-name="gr10" draw:text-style-name="P5" draw:layer="layout" svg:x1="22.5cm" svg:y1="10cm" svg:x2="22.5cm" svg:y2="8cm" draw:start-shape="id7" draw:start-glue-point="0" draw:end-shape="id5" draw:end-glue-point="2" svg:d="M22500 10000v-2000" svg:viewBox="0 0 1 2001">
          <text:p/>
        </draw:connector>
        <draw:connector draw:style-name="gr10" draw:text-style-name="P5" draw:layer="layout" svg:x1="22.5cm" svg:y1="11cm" svg:x2="21.3cm" svg:y2="13cm" draw:start-shape="id7" draw:start-glue-point="2" draw:end-shape="id8" draw:end-glue-point="4" svg:d="M22500 11000v1001h-1200v999" svg:viewBox="0 0 1201 2001">
          <text:p/>
        </draw:connector>
        <draw:connector draw:style-name="gr10" draw:text-style-name="P5" draw:layer="layout" svg:x1="22.5cm" svg:y1="11cm" svg:x2="17.6cm" svg:y2="13cm" draw:start-shape="id7" draw:start-glue-point="2" draw:end-shape="id9" draw:end-glue-point="4" svg:d="M22500 11000v1001h-4900v999" svg:viewBox="0 0 4901 2001">
          <text:p/>
        </draw:connector>
        <draw:connector draw:style-name="gr10" draw:text-style-name="P5" draw:layer="layout" svg:x1="16cm" svg:y1="8cm" svg:x2="18.5cm" svg:y2="9cm" draw:start-shape="id10" draw:start-glue-point="1" draw:end-shape="id11" draw:end-glue-point="0" svg:d="M16000 8000h2500v1000" svg:viewBox="0 0 2501 1001">
          <text:p/>
        </draw:connector>
        <draw:connector draw:style-name="gr10" draw:text-style-name="P5" draw:layer="layout" svg:x1="18.5cm" svg:y1="10cm" svg:x2="17.2cm" svg:y2="13cm" draw:start-shape="id11" draw:start-glue-point="2" draw:end-shape="id9" draw:end-glue-point="5" svg:d="M18500 10000v1501h-1300v1499" svg:viewBox="0 0 1301 3001">
          <text:p/>
        </draw:connector>
        <draw:custom-shape draw:style-name="gr2" draw:text-style-name="P2" xml:id="id12" draw:id="id12" draw:layer="layout" svg:width="4cm" svg:height="2cm" svg:x="7cm" svg:y="7cm">
          <text:p text:style-name="P1"><text:span text:style-name="T1">UKW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line-skew="0.389cm 0cm 0.098cm" svg:x1="12.112cm" svg:y1="12.016cm" svg:x2="11cm" svg:y2="8cm" draw:start-shape="id4" draw:start-glue-point="6" draw:end-shape="id12" draw:end-glue-point="1" svg:d="M12112 12016h-512v-2007-2009h-600" svg:viewBox="0 0 1113 4017">
          <text:p/>
        </draw:connector>
        <draw:connector draw:style-name="gr10" draw:text-style-name="P5" draw:layer="layout" draw:line-skew="0.498cm" svg:x1="24cm" svg:y1="16.35cm" svg:x2="24cm" svg:y2="18.5cm" draw:start-shape="id13" draw:start-glue-point="1" draw:end-shape="id14" svg:d="M24000 16350h1000v2150h-1000" svg:viewBox="0 0 1001 2151">
          <text:p/>
        </draw:connector>
        <draw:custom-shape draw:style-name="gr5" draw:text-style-name="P2" xml:id="id16" draw:id="id16" draw:layer="layout" svg:width="3cm" svg:height="1cm" svg:x="7.2cm" svg:y="8.4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line-skew="-0.099cm" svg:x1="7.4cm" svg:y1="12cm" svg:x2="7cm" svg:y2="8cm" draw:start-shape="id3" draw:start-glue-point="6" draw:end-shape="id12" draw:end-glue-point="3" svg:d="M7400 12000h-1000v-4000h600" svg:viewBox="0 0 1001 4001">
          <text:p/>
        </draw:connector>
        <draw:connector draw:style-name="gr10" draw:text-style-name="P5" draw:layer="layout" draw:line-skew="-0.751cm" svg:x1="20.9cm" svg:y1="13cm" svg:x2="13.7cm" svg:y2="9.5cm" draw:start-shape="id8" draw:start-glue-point="5" draw:end-shape="id15" svg:d="M20900 13000v-2500h-7200v-1000" svg:viewBox="0 0 7201 3501">
          <text:p/>
        </draw:connector>
        <draw:connector draw:style-name="gr10" draw:text-style-name="P5" draw:layer="layout" draw:line-skew="-0.701cm" svg:x1="20.9cm" svg:y1="13cm" svg:x2="8.7cm" svg:y2="9.4cm" draw:start-shape="id8" draw:start-glue-point="5" draw:end-shape="id16" svg:d="M20900 13000v-2500h-12200v-1100" svg:viewBox="0 0 12201 3601">
          <text:p/>
        </draw:connector>
        <draw:custom-shape draw:style-name="gr5" draw:text-style-name="P2" draw:layer="layout" svg:width="3cm" svg:height="1cm" svg:x="2.792cm" svg:y="8.68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top"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6-05-05T14:45:19.598618000</dc:date>
    <meta:editing-duration>PT3H51M42S</meta:editing-duration>
    <meta:editing-cycles>6</meta:editing-cycles>
    <meta:generator>LibreOffice/5.0.5.2$MacOSX_X86_64 LibreOffice_project/55b006a02d247b5f7215fc6ea0fde844b30035b3</meta:generator>
    <meta:document-statistic meta:object-count="34"/>
  </office:meta>
</office:document-meta>
</file>